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cm" svg:stroke-color="#80808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808080" draw:fill="none" draw:textarea-vertical-align="middle"/>
    </style:style>
    <style:style style:name="gr7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cm" svg:stroke-color="#80808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1cm" svg:stroke-color="#0000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draw:stroke="dash" draw:stroke-dash="Line_20_Style_20_9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0000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2.3cm" svg:height="15.3cm" svg:x="3.4cm" svg:y="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1cm" svg:height="1cm" svg:x="10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1cm" svg:height="1cm" svg:x="9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1cm" svg:height="1cm" svg:x="6.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5cm" svg:y1="4.7cm" svg:x2="8cm" svg:y2="6.2cm" draw:start-shape="id1" draw:start-glue-point="8" draw:end-shape="id2" draw:end-glue-point="4" svg:d="m9500 4700c0 1126-1500 377-1500 1500">
          <text:p/>
        </draw:connector>
        <draw:connector draw:style-name="gr6" draw:text-style-name="P1" draw:layer="layout" draw:type="curve" svg:x1="8cm" svg:y1="7.2cm" svg:x2="7.1cm" svg:y2="8.7cm" draw:start-shape="id2" draw:start-glue-point="8" draw:end-shape="id3" draw:end-glue-point="4" svg:d="m8000 7200c0 1162-900 413-900 1500">
          <text:p/>
        </draw:connector>
        <draw:connector draw:style-name="gr6" draw:text-style-name="P1" draw:layer="layout" draw:type="curve" svg:x1="11cm" svg:y1="7.2cm" svg:x2="11cm" svg:y2="8.7cm" draw:start-shape="id4" draw:start-glue-point="8" draw:end-shape="id5" draw:end-glue-point="4" svg:d="m11000 7200v1500">
          <text:p/>
        </draw:connector>
        <draw:line draw:style-name="gr5" draw:text-style-name="P1" draw:layer="layout" svg:x1="12.2cm" svg:y1="7.9cm" svg:x2="13.3cm" svg:y2="7.9cm">
          <text:p/>
        </draw:line>
        <draw:connector draw:style-name="gr6" draw:text-style-name="P1" draw:layer="layout" draw:type="curve" svg:x1="9.5cm" svg:y1="4.7cm" svg:x2="11cm" svg:y2="6.2cm" draw:start-shape="id1" draw:start-glue-point="8" draw:end-shape="id4" draw:end-glue-point="4" svg:d="m9500 4700c0 1162 1500 413 1500 1500">
          <text:p/>
        </draw:connector>
        <draw:custom-shape draw:style-name="gr3" draw:text-style-name="P1" xml:id="id6" draw:id="id6" draw:layer="layout" svg:width="1cm" svg:height="1cm" svg:x="8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8cm" svg:y1="7.2cm" svg:x2="9cm" svg:y2="8.7cm" draw:start-shape="id2" draw:start-glue-point="8" draw:end-shape="id6" draw:end-glue-point="4" svg:d="m8000 7200c0 1126 1000 377 1000 1500">
          <text:p/>
        </draw:connector>
        <draw:custom-shape draw:style-name="gr3" draw:text-style-name="P1" xml:id="id2" draw:id="id2" draw:layer="layout" svg:width="1cm" svg:height="1cm" svg:x="7.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cm" svg:height="1cm" svg:x="10.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cm" svg:height="1cm" svg:x="17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cm" svg:height="1cm" svg:x="1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1cm" svg:height="1cm" svg:x="13.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6.5cm" svg:y1="4.7cm" svg:x2="15cm" svg:y2="6.2cm" draw:start-shape="id7" draw:start-glue-point="8" draw:end-shape="id8" draw:end-glue-point="4" svg:d="m16500 4700c0 1126-1500 377-1500 1500">
          <text:p/>
        </draw:connector>
        <draw:connector draw:style-name="gr6" draw:text-style-name="P1" draw:layer="layout" draw:type="curve" svg:x1="15cm" svg:y1="7.2cm" svg:x2="14.1cm" svg:y2="8.7cm" draw:start-shape="id8" draw:start-glue-point="8" draw:end-shape="id9" draw:end-glue-point="4" svg:d="m15000 7200c0 1126-900 377-900 1500">
          <text:p/>
        </draw:connector>
        <draw:connector draw:style-name="gr6" draw:text-style-name="P1" draw:layer="layout" draw:type="curve" svg:x1="18cm" svg:y1="7.2cm" svg:x2="18cm" svg:y2="8.7cm" draw:start-shape="id10" draw:start-glue-point="8" draw:end-shape="id11" draw:end-glue-point="4" svg:d="m18000 7200v1500">
          <text:p/>
        </draw:connector>
        <draw:line draw:style-name="gr5" draw:text-style-name="P1" draw:layer="layout" svg:x1="19.1cm" svg:y1="7.9cm" svg:x2="20.2cm" svg:y2="7.9cm">
          <text:p/>
        </draw:line>
        <draw:connector draw:style-name="gr6" draw:text-style-name="P1" draw:layer="layout" draw:type="curve" svg:x1="16.5cm" svg:y1="4.7cm" svg:x2="18cm" svg:y2="6.2cm" draw:start-shape="id7" draw:start-glue-point="8" draw:end-shape="id10" draw:end-glue-point="4" svg:d="m16500 4700c0 1126 1500 377 1500 1500">
          <text:p/>
        </draw:connector>
        <draw:custom-shape draw:style-name="gr2" draw:text-style-name="P1" xml:id="id12" draw:id="id12" draw:layer="layout" svg:width="1cm" svg:height="1cm" svg:x="15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15cm" svg:y1="7.2cm" svg:x2="16cm" svg:y2="8.7cm" draw:start-shape="id8" draw:start-glue-point="8" draw:end-shape="id12" draw:end-glue-point="4" svg:d="m15000 7200c0 1126 1000 377 1000 1500">
          <text:p/>
        </draw:connector>
        <draw:custom-shape draw:style-name="gr2" draw:text-style-name="P1" xml:id="id8" draw:id="id8" draw:layer="layout" svg:width="1cm" svg:height="1cm" svg:x="14.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cm" svg:height="1cm" svg:x="17.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1cm" svg:height="1cm" svg:x="24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cm" svg:height="1cm" svg:x="23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1cm" svg:height="1cm" svg:x="20.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23.5cm" svg:y1="4.7cm" svg:x2="22cm" svg:y2="6.2cm" draw:start-shape="id13" draw:start-glue-point="8" draw:end-shape="id14" draw:end-glue-point="4" svg:d="m23500 4700c0 1126-1500 377-1500 1500">
          <text:p/>
        </draw:connector>
        <draw:connector draw:style-name="gr6" draw:text-style-name="P1" draw:layer="layout" draw:type="curve" svg:x1="22cm" svg:y1="7.2cm" svg:x2="21.1cm" svg:y2="8.7cm" draw:start-shape="id14" draw:start-glue-point="8" draw:end-shape="id15" draw:end-glue-point="4" svg:d="m22000 7200c0 1126-900 377-900 1500">
          <text:p/>
        </draw:connector>
        <draw:connector draw:style-name="gr6" draw:text-style-name="P1" draw:layer="layout" draw:type="curve" svg:x1="25cm" svg:y1="7.2cm" svg:x2="25cm" svg:y2="8.7cm" draw:start-shape="id16" draw:start-glue-point="8" draw:end-shape="id17" draw:end-glue-point="4" svg:d="m25000 7200v1500">
          <text:p/>
        </draw:connector>
        <draw:line draw:style-name="gr5" draw:text-style-name="P1" xml:id="id33" draw:id="id33" draw:layer="layout" svg:x1="5.1cm" svg:y1="7.9cm" svg:x2="6.2cm" svg:y2="7.9cm">
          <text:p/>
        </draw:line>
        <draw:connector draw:style-name="gr6" draw:text-style-name="P1" draw:layer="layout" draw:type="curve" svg:x1="23.5cm" svg:y1="4.7cm" svg:x2="25cm" svg:y2="6.2cm" draw:start-shape="id13" draw:start-glue-point="8" draw:end-shape="id16" draw:end-glue-point="4" svg:d="m23500 4700c0 1126 1500 377 1500 1500">
          <text:p/>
        </draw:connector>
        <draw:custom-shape draw:style-name="gr2" draw:text-style-name="P1" xml:id="id18" draw:id="id18" draw:layer="layout" svg:width="1cm" svg:height="1cm" svg:x="22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22cm" svg:y1="7.2cm" svg:x2="23cm" svg:y2="8.7cm" draw:start-shape="id14" draw:start-glue-point="8" draw:end-shape="id18" draw:end-glue-point="4" svg:d="m22000 7200c0 1126 1000 377 1000 1500">
          <text:p/>
        </draw:connector>
        <draw:custom-shape draw:style-name="gr2" draw:text-style-name="P1" xml:id="id14" draw:id="id14" draw:layer="layout" svg:width="1cm" svg:height="1cm" svg:x="21.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1cm" svg:height="1cm" svg:x="24.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" draw:id="id23" draw:layer="layout" svg:width="1cm" svg:height="1cm" svg:x="31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9" draw:id="id19" draw:layer="layout" svg:width="1cm" svg:height="1cm" svg:x="30cm" svg:y="3.7cm">
          <text:p text:style-name="P1">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1" draw:id="id21" draw:layer="layout" svg:width="1cm" svg:height="1cm" svg:x="27.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30.5cm" svg:y1="4.7cm" svg:x2="29cm" svg:y2="6.2cm" draw:start-shape="id19" draw:start-glue-point="8" draw:end-shape="id20" draw:end-glue-point="4" svg:d="m30500 4700c0 1126-1500 377-1500 1500">
          <text:p/>
        </draw:connector>
        <draw:connector draw:style-name="gr11" draw:text-style-name="P1" draw:layer="layout" draw:type="curve" svg:x1="29cm" svg:y1="7.2cm" svg:x2="28.1cm" svg:y2="8.7cm" draw:start-shape="id20" draw:start-glue-point="8" draw:end-shape="id21" draw:end-glue-point="4" svg:d="m29000 7200c0 1162-900 413-900 1500">
          <text:p/>
        </draw:connector>
        <draw:connector draw:style-name="gr6" draw:text-style-name="P1" draw:layer="layout" draw:type="curve" svg:x1="32cm" svg:y1="7.2cm" svg:x2="32cm" svg:y2="8.7cm" draw:start-shape="id22" draw:start-glue-point="8" draw:end-shape="id23" draw:end-glue-point="4" svg:d="m32000 7200v1500">
          <text:p/>
        </draw:connector>
        <draw:connector draw:style-name="gr6" draw:text-style-name="P1" draw:layer="layout" draw:type="curve" svg:x1="30.5cm" svg:y1="4.7cm" svg:x2="32cm" svg:y2="6.2cm" draw:start-shape="id19" draw:start-glue-point="8" draw:end-shape="id22" draw:end-glue-point="4" svg:d="m30500 4700c0 1162 1500 413 1500 1500">
          <text:p/>
        </draw:connector>
        <draw:custom-shape draw:style-name="gr9" draw:text-style-name="P1" xml:id="id24" draw:id="id24" draw:layer="layout" svg:width="1cm" svg:height="1cm" svg:x="29.5cm" svg:y="8.7cm">
          <text:p text:style-name="P1">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29cm" svg:y1="7.2cm" svg:x2="30cm" svg:y2="8.7cm" draw:start-shape="id20" draw:start-glue-point="8" draw:end-shape="id24" draw:end-glue-point="4" svg:d="m29000 7200c0 1126 1000 377 1000 1500">
          <text:p/>
        </draw:connector>
        <draw:custom-shape draw:style-name="gr9" draw:text-style-name="P1" xml:id="id20" draw:id="id20" draw:layer="layout" svg:width="1cm" svg:height="1cm" svg:x="28.5cm" svg:y="6.2cm">
          <text:p text:style-name="P1">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1cm" svg:height="1cm" svg:x="31.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" draw:id="id25" draw:layer="layout" svg:width="1cm" svg:height="1cm" svg:x="10.5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" draw:id="id26" draw:layer="layout" svg:width="1cm" svg:height="1cm" svg:x="17.5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" draw:id="id27" draw:layer="layout" svg:width="1cm" svg:height="1cm" svg:x="24.5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" draw:id="id28" draw:layer="layout" svg:width="1cm" svg:height="1cm" svg:x="31.5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cm" svg:height="1cm" svg:x="15.5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1cm" svg:height="1cm" svg:x="22.5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1" draw:id="id31" draw:layer="layout" svg:width="1cm" svg:height="1cm" svg:x="29.5cm" svg:y="11.2cm">
          <text:p text:style-name="P1">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11cm" svg:y1="9.7cm" svg:x2="11cm" svg:y2="11.2cm" draw:start-shape="id5" draw:start-glue-point="8" draw:end-shape="id25" draw:end-glue-point="4" svg:d="m11000 9700v1500">
          <text:p/>
        </draw:connector>
        <draw:connector draw:style-name="gr6" draw:text-style-name="P1" draw:layer="layout" draw:type="curve" svg:x1="18cm" svg:y1="9.7cm" svg:x2="18cm" svg:y2="11.2cm" draw:start-shape="id11" draw:start-glue-point="8" draw:end-shape="id26" draw:end-glue-point="4" svg:d="m18000 9700v1500">
          <text:p/>
        </draw:connector>
        <draw:connector draw:style-name="gr6" draw:text-style-name="P1" draw:layer="layout" draw:type="curve" svg:x1="25cm" svg:y1="9.7cm" svg:x2="25cm" svg:y2="11.2cm" draw:start-shape="id17" draw:start-glue-point="8" draw:end-shape="id27" draw:end-glue-point="4" svg:d="m25000 9700v1500">
          <text:p/>
        </draw:connector>
        <draw:connector draw:style-name="gr6" draw:text-style-name="P1" draw:layer="layout" draw:type="curve" svg:x1="32cm" svg:y1="9.7cm" svg:x2="32cm" svg:y2="11.2cm" draw:start-shape="id23" draw:start-glue-point="8" draw:end-shape="id28" draw:end-glue-point="4" svg:d="m32000 9700v1500">
          <text:p/>
        </draw:connector>
        <draw:connector draw:style-name="gr7" draw:text-style-name="P1" draw:layer="layout" draw:type="curve" svg:x1="16cm" svg:y1="9.7cm" svg:x2="16cm" svg:y2="11.2cm" draw:start-shape="id12" draw:start-glue-point="8" draw:end-shape="id29" draw:end-glue-point="4" svg:d="m16000 9700v1500">
          <text:p/>
        </draw:connector>
        <draw:connector draw:style-name="gr6" draw:text-style-name="P1" draw:layer="layout" draw:type="curve" svg:x1="23cm" svg:y1="9.7cm" svg:x2="23cm" svg:y2="11.2cm" draw:start-shape="id18" draw:start-glue-point="8" draw:end-shape="id30" draw:end-glue-point="4" svg:d="m23000 9700v1500">
          <text:p/>
        </draw:connector>
        <draw:connector draw:style-name="gr12" draw:text-style-name="P1" draw:layer="layout" draw:type="curve" svg:x1="30cm" svg:y1="9.7cm" svg:x2="30cm" svg:y2="11.2cm" draw:start-shape="id24" draw:start-glue-point="8" draw:end-shape="id31" draw:end-glue-point="4" svg:d="m30000 9700v1500">
          <text:p/>
        </draw:connector>
        <draw:line draw:style-name="gr13" draw:text-style-name="P1" draw:layer="layout" svg:x1="22.5cm" svg:y1="14.7cm" svg:x2="23.6cm" svg:y2="14.7cm">
          <text:p/>
        </draw:line>
        <draw:frame draw:style-name="gr14" draw:text-style-name="P2" draw:layer="layout" svg:width="3.275cm" svg:height="1.195cm" svg:x="23.8cm" svg:y="14.038cm">
          <draw:text-box>
            <text:p text:style-name="P2"><text:span text:style-name="T1">horizon</text:span></text:p>
          </draw:text-box>
        </draw:frame>
        <draw:line draw:style-name="gr15" draw:text-style-name="P1" draw:layer="layout" svg:x1="23cm" svg:y1="12.2cm" svg:x2="23cm" svg:y2="14.7cm">
          <text:p/>
        </draw:line>
        <draw:line draw:style-name="gr5" draw:text-style-name="P1" draw:layer="layout" svg:x1="26.2cm" svg:y1="7.9cm" svg:x2="27.3cm" svg:y2="7.9cm">
          <text:p/>
        </draw:line>
        <draw:line draw:style-name="gr16" draw:text-style-name="P1" xml:id="id32" draw:id="id32" draw:layer="layout" svg:x1="33.2cm" svg:y1="7.9cm" svg:x2="34.3cm" svg:y2="7.9cm">
          <text:p/>
        </draw:line>
        <draw:connector draw:style-name="gr17" draw:text-style-name="P1" draw:layer="layout" draw:line-skew="-5.55cm" svg:x1="34.3cm" svg:y1="7.9cm" svg:x2="5.1cm" svg:y2="7.9cm" draw:start-shape="id32" draw:start-glue-point="1" draw:end-shape="id33" draw:end-glue-point="3" svg:d="m34300 7900v-6275h-29200v6275">
          <text:p/>
        </draw:connector>
        <draw:line draw:style-name="gr18" draw:text-style-name="P1" draw:layer="layout" svg:x1="1.6cm" svg:y1="7.9cm" svg:x2="3.4cm" svg:y2="7.9cm">
          <text:p/>
        </draw:line>
        <draw:line draw:style-name="gr18" draw:text-style-name="P1" draw:layer="layout" svg:x1="35.7cm" svg:y1="7.9cm" svg:x2="37.5cm" svg:y2="7.9cm">
          <text:p/>
        </draw:line>
        <draw:frame draw:style-name="gr19" draw:text-style-name="P3" draw:layer="layout" svg:width="4.49cm" svg:height="1.276cm" svg:x="7.3cm" svg:y="2.2cm">
          <draw:text-box>
            <text:p text:style-name="P3"><text:span text:style-name="T2">selection</text:span></text:p>
          </draw:text-box>
        </draw:frame>
        <draw:frame draw:style-name="gr19" draw:text-style-name="P3" draw:layer="layout" svg:width="5.057cm" svg:height="1.276cm" svg:x="14cm" svg:y="2.2cm">
          <draw:text-box>
            <text:p text:style-name="P3"><text:span text:style-name="T2">expansion</text:span></text:p>
          </draw:text-box>
        </draw:frame>
        <draw:frame draw:style-name="gr19" draw:text-style-name="P3" draw:layer="layout" svg:width="5.099cm" svg:height="1.276cm" svg:x="21cm" svg:y="2.2cm">
          <draw:text-box>
            <text:p text:style-name="P3"><text:span text:style-name="T2">simulation</text:span></text:p>
          </draw:text-box>
        </draw:frame>
        <draw:frame draw:style-name="gr19" draw:text-style-name="P3" draw:layer="layout" svg:width="5.819cm" svg:height="1.276cm" svg:x="27.6cm" svg:y="2.2cm">
          <draw:text-box>
            <text:p text:style-name="P3"><text:span text:style-name="T2">propagation</text:span></text:p>
          </draw:text-box>
        </draw:frame>
        <draw:frame draw:style-name="gr20" draw:layer="layout" svg:width="1.336cm" svg:height="1.517cm" svg:x="0.401cm" svg:y="7.001cm">
          <draw:text-box>
            <text:p><text:span text:style-name="T3">t</text:span><text:span text:style-name="T4"> </text:span><text:span text:style-name="T5">n</text:span></text:p>
          </draw:text-box>
        </draw:frame>
        <draw:frame draw:style-name="gr20" draw:layer="layout" svg:width="2.221cm" svg:height="1.517cm" svg:x="37.601cm" svg:y="7.001cm">
          <draw:text-box>
            <text:p><text:span text:style-name="T3">t</text:span><text:span text:style-name="T4"> </text:span><text:span text:style-name="T5">n+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0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8:59:11</dc:date>
    <meta:editing-duration>PT4H37M56S</meta:editing-duration>
    <meta:editing-cycles>33</meta:editing-cycles>
    <meta:generator>LibreOffice/3.4$Unix LibreOffice_project/340m1$Build-402</meta:generator>
    <meta:document-statistic meta:object-count="76"/>
  </office:meta>
</office:document-meta>
</file>